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Arial1" svg:font-family="Arial" style:font-family-generic="swiss"/>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1.22cm" style:rel-column-width="6361*"/>
    </style:style>
    <style:style style:name="Tabel1.B" style:family="table-column">
      <style:table-column-properties style:column-width="5.78cm" style:rel-column-width="3277*"/>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11.188cm" style:rel-column-width="6343*"/>
    </style:style>
    <style:style style:name="Tabel2.B" style:family="table-column">
      <style:table-column-properties style:column-width="5.812cm" style:rel-column-width="3295*"/>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3" style:family="table">
      <style:table-properties style:width="17cm" table:align="margins"/>
    </style:style>
    <style:style style:name="Tabel3.A" style:family="table-column">
      <style:table-column-properties style:column-width="11.157cm" style:rel-column-width="6325*"/>
    </style:style>
    <style:style style:name="Tabel3.B" style:family="table-column">
      <style:table-column-properties style:column-width="5.844cm" style:rel-column-width="3313*"/>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el4" style:family="table">
      <style:table-properties style:width="17cm" table:align="margins"/>
    </style:style>
    <style:style style:name="Tabel4.A" style:family="table-column">
      <style:table-column-properties style:column-width="11.125cm" style:rel-column-width="6307*"/>
    </style:style>
    <style:style style:name="Tabel4.B" style:family="table-column">
      <style:table-column-properties style:column-width="5.876cm" style:rel-column-width="3331*"/>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cm" table:align="margins"/>
    </style:style>
    <style:style style:name="Tabel5.A" style:family="table-column">
      <style:table-column-properties style:column-width="11.093cm" style:rel-column-width="6289*"/>
    </style:style>
    <style:style style:name="Tabel5.B" style:family="table-column">
      <style:table-column-properties style:column-width="5.907cm" style:rel-column-width="3349*"/>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cm" table:align="margins"/>
    </style:style>
    <style:style style:name="Tabel6.A" style:family="table-column">
      <style:table-column-properties style:column-width="4.251cm" style:rel-column-width="16383*"/>
    </style:style>
    <style:style style:name="Tabel6.A1" style:family="table-cell">
      <style:table-cell-properties fo:padding="0.097cm" fo:border-left="0.002cm solid #000000" fo:border-right="none" fo:border-top="0.002cm solid #000000" fo:border-bottom="0.002cm solid #000000"/>
    </style:style>
    <style:style style:name="Tabel6.D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D2" style:family="table-cell">
      <style:table-cell-properties fo:padding="0.097cm" fo:border-left="0.002cm solid #000000" fo:border-right="0.002cm solid #000000" fo:border-top="none" fo:border-bottom="0.002cm solid #000000"/>
    </style:style>
    <style:style style:name="P1" style:family="paragraph" style:parent-style-name="Heading_20_1">
      <style:text-properties fo:font-variant="normal" fo:text-transform="none" fo:color="#333333" style:font-name="Arial1" fo:font-size="15pt" fo:letter-spacing="normal" fo:font-style="normal" fo:font-weight="bold" style:font-size-asian="15pt" style:font-style-asian="normal" style:font-weight-asian="bold" style:font-name-complex="Arial1"/>
    </style:style>
    <style:style style:name="P2" style:family="paragraph" style:parent-style-name="Standard" style:list-style-name="WW8Num2"/>
    <style:style style:name="Sect1" style:family="section">
      <style:section-properties style:writing-mode="lr-tb" style:editable="false">
        <style:columns fo:column-count="2" fo:column-gap="0cm">
          <style:column style:rel-width="32767*" fo:start-indent="0cm" fo:end-indent="0cm"/>
          <style:column style:rel-width="32767*" fo:start-indent="0cm" fo:end-indent="0cm"/>
        </style:columns>
        <text:notes-configuration text:note-class="footnot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pørgeskema undersøgelse</text:p>
      <text:p text:style-name="Standard"/>
      <text:p text:style-name="Standard">Vi har i forbindelse med vores projekt udarbejdet et spørgeskema. Følgende afsnit vil redegøre for processen og dens resultater</text:p>
      <text:p text:style-name="Standard"/>
      <text:p text:style-name="Standard">Udformning</text:p>
      <text:p text:style-name="Standard">Først udformede vi en række problemstillinger vi ville have svar på i vores undersøgelse:<text:line-break/>Hvilke slags attraktioner tager turister til Aalborg for at se?</text:p>
      <text:p text:style-name="Standard">Hvordan planlægger turister deres ferie til Aalborg?</text:p>
      <text:p text:style-name="Standard">Hvordan finder turister rundt?</text:p>
      <text:p text:style-name="Standard">Har turister problemer med at finde rundt?</text:p>
      <text:p text:style-name="Standard">Fortrækker turister den hurtigste eller den mest interessante rute?</text:p>
      <text:p text:style-name="Standard">Er den løsning vi har i tankerne noget respondenterne ville bruge?</text:p>
      <text:p text:style-name="Standard"/>
      <text:p text:style-name="Standard">Derefter kiggede vi på hvem vi skulle spørge. Da vi havde afgrænset os til Aalborg kom vi i problemer da der stort set ingen turister er i Aalborg om vinteren. Derefter tænkte vi at vi kunne spørge vores venner på Facebook, men ved nærmere eftertanke var der ikke mange af dem som har været decideret turister i Aalborg. Derfor kom vi frem til at vi ville lave spørgeskemaundersøgelsen for vores Facebook venner, men hvor der ikke blev afgrænset til Aalborg men til storbyer generelt. Dette ville give os nogle resultater for storbyturisme generelt som vi så kunne overføre til Aalborg, da det også er en storby. Dog giver dette nogle begrænsninger: Vi spreder spørgeskemaet på Facebook og vil derfor kun ramme de personer som vi er venner med på sitet. Det vil sige at vi hovedsageligt vil ramme unge mennesker mellem 19 og 23 år. Derudover har vi valgt at lave spørgeskemaet på dansk og vil derfor ikke ramme folk som ikke forstår dansk. Det er simpelthen gjort fordi spørgsmålene skulle være så nemme at forstå som muligt, og da vi ikke har ret menge venner på Facebook som ikke kan dansk, mister vi ikke ret mange respondenter ved at gøre dette.</text:p>
      <text:p text:style-name="Standard"/>
      <text:p text:style-name="Standard">Med disse kriterier og spørgeskemateorien i baghovedet udformede vi følgende spørgeskema:</text:p>
      <text:p text:style-name="Standard"/>
      <text:p text:style-name="Standard">Rådata</text:p>
      <text:p text:style-name="Standard"/>
      <text:p text:style-name="Standard">Antal respondenter: 60 </text:p>
      <text:p text:style-name="Standard"/>
      <text:p text:style-name="Standard">Hvad er vigtigt for dig på din storbyferie?</text:p>
      <text:p text:style-name="Standard">Sæt gerne flere krydser</text:p>
      <text:p text:style-name="Standard"/>
      <table:table table:name="Tabel1" table:style-name="Tabel1">
        <table:table-column table:style-name="Tabel1.A"/>
        <table:table-column table:style-name="Tabel1.B"/>
        <table:table-row>
          <table:table-cell table:style-name="Tabel1.A1" office:value-type="string">
            <text:p text:style-name="Table_20_Contents">Svarvalg</text:p>
          </table:table-cell>
          <table:table-cell table:style-name="Tabel1.B1" office:value-type="string">
            <text:p text:style-name="Table_20_Contents">Besvarelser</text:p>
          </table:table-cell>
        </table:table-row>
        <table:table-row>
          <table:table-cell table:style-name="Tabel1.A2" office:value-type="string">
            <text:p text:style-name="Table_20_Contents">Opleve kulturen </text:p>
          </table:table-cell>
          <table:table-cell table:style-name="Tabel1.B2" office:value-type="string">
            <text:p text:style-name="Table_20_Contents">68.33% <text:s/>- <text:s/>41</text:p>
          </table:table-cell>
        </table:table-row>
        <table:table-row>
          <table:table-cell table:style-name="Tabel1.A2" office:value-type="string">
            <text:p text:style-name="Table_20_Contents">Se byens seværdigheder</text:p>
          </table:table-cell>
          <table:table-cell table:style-name="Tabel1.B2" office:value-type="string">
            <text:p text:style-name="Table_20_Contents">90.00% <text:s/>- <text:s/>54</text:p>
          </table:table-cell>
        </table:table-row>
        <table:table-row>
          <table:table-cell table:style-name="Tabel1.A2" office:value-type="string">
            <text:p text:style-name="Table_20_Contents">Shopping</text:p>
          </table:table-cell>
          <table:table-cell table:style-name="Tabel1.B2" office:value-type="string">
            <text:p text:style-name="Table_20_Contents">50.00% <text:s/>- <text:s/>30</text:p>
          </table:table-cell>
        </table:table-row>
        <table:table-row>
          <table:table-cell table:style-name="Tabel1.A2" office:value-type="string">
            <text:p text:style-name="Table_20_Contents">Fest/Bytur</text:p>
          </table:table-cell>
          <table:table-cell table:style-name="Tabel1.B2" office:value-type="string">
            <text:p text:style-name="Table_20_Contents">26.67% <text:s/>- <text:s/>16</text:p>
          </table:table-cell>
        </table:table-row>
        <table:table-row>
          <table:table-cell table:style-name="Tabel1.A2" office:value-type="string">
            <text:p text:style-name="Table_20_Contents">Museumsbesøg</text:p>
          </table:table-cell>
          <table:table-cell table:style-name="Tabel1.B2" office:value-type="string">
            <text:p text:style-name="Table_20_Contents">11.67% <text:s/>- <text:s text:c="2"/>7</text:p>
          </table:table-cell>
        </table:table-row>
        <table:table-row>
          <table:table-cell table:style-name="Tabel1.A2" office:value-type="string">
            <text:p text:style-name="Table_20_Contents">Maden</text:p>
          </table:table-cell>
          <table:table-cell table:style-name="Tabel1.B2" office:value-type="string">
            <text:p text:style-name="Table_20_Contents">63.33% <text:s/>- <text:s/>38</text:p>
          </table:table-cell>
        </table:table-row>
        <table:table-row>
          <table:table-cell table:style-name="Tabel1.A2" office:value-type="string">
            <text:p text:style-name="Table_20_Contents">Teater/Musik</text:p>
          </table:table-cell>
          <table:table-cell table:style-name="Tabel1.B2" office:value-type="string">
            <text:p text:style-name="Table_20_Contents">18.33% <text:s/>- <text:s/>11</text:p>
          </table:table-cell>
        </table:table-row>
      </table:table>
      <text:p text:style-name="Standard"/>
      <text:p text:style-name="Standard">Kommentarer:</text:p>
      <text:p text:style-name="Standard">Sportsbegivenheder </text:p>
      <text:p text:style-name="Standard"/>
      <text:p text:style-name="Standard">I hvilken grad bliver din storbyferie planlagt?</text:p>
      <text:p text:style-name="Standard"><text:soft-page-break/></text:p>
      <table:table table:name="Tabel2" table:style-name="Tabel2">
        <table:table-column table:style-name="Tabel2.A"/>
        <table:table-column table:style-name="Tabel2.B"/>
        <table:table-row>
          <table:table-cell table:style-name="Tabel2.A1" office:value-type="string">
            <text:p text:style-name="Table_20_Contents">Svarvalg</text:p>
          </table:table-cell>
          <table:table-cell table:style-name="Tabel2.B1" office:value-type="string">
            <text:p text:style-name="Table_20_Contents">Besvarelser</text:p>
          </table:table-cell>
        </table:table-row>
        <table:table-row>
          <table:table-cell table:style-name="Tabel2.A2" office:value-type="string">
            <text:p text:style-name="Table_20_Contents">Alt er planlagt til punkt og prikke inden ferien</text:p>
          </table:table-cell>
          <table:table-cell table:style-name="Tabel2.B2" office:value-type="string">
            <text:p text:style-name="Table_20_Contents"><text:s text:c="2"/>0.00% <text:s/>- <text:s text:c="2"/>0</text:p>
          </table:table-cell>
        </table:table-row>
        <table:table-row>
          <table:table-cell table:style-name="Tabel2.A2" office:value-type="string">
            <text:p text:style-name="Table_20_Contents">Nogle ting er planlagt inden ferien</text:p>
          </table:table-cell>
          <table:table-cell table:style-name="Tabel2.B2" office:value-type="string">
            <text:p text:style-name="Table_20_Contents">70.00% <text:s/>- <text:s/>42</text:p>
          </table:table-cell>
        </table:table-row>
        <table:table-row>
          <table:table-cell table:style-name="Tabel2.A2" office:value-type="string">
            <text:p text:style-name="Table_20_Contents">Planlægger dag for dag på ferien</text:p>
          </table:table-cell>
          <table:table-cell table:style-name="Tabel2.B2" office:value-type="string">
            <text:p text:style-name="Table_20_Contents">28.33% <text:s/>- <text:s/>17</text:p>
          </table:table-cell>
        </table:table-row>
        <table:table-row>
          <table:table-cell table:style-name="Tabel2.A2" office:value-type="string">
            <text:p text:style-name="Table_20_Contents">Planlægger ikke</text:p>
          </table:table-cell>
          <table:table-cell table:style-name="Tabel2.B2" office:value-type="string">
            <text:p text:style-name="Table_20_Contents"><text:s text:c="2"/>1.67% <text:s/>- <text:s/>1</text:p>
          </table:table-cell>
        </table:table-row>
      </table:table>
      <text:p text:style-name="Standard"/>
      <text:h text:style-name="P1" text:outline-level="1">Hvilke hjælpemidler bruger du til at planlægge din storbysferie?</text:h>
      <text:section text:style-name="Sect1" text:name="Sektion1">
        <text:list xml:id="list8674296368845156637" text:style-name="WW8Num2">
          <text:list-item>
            <text:p text:style-name="P2">Tripadvisor</text:p>
          </text:list-item>
          <text:list-item>
            <text:p text:style-name="P2">Google</text:p>
          </text:list-item>
          <text:list-item>
            <text:p text:style-name="P2">Internettet</text:p>
          </text:list-item>
          <text:list-item>
            <text:p text:style-name="P2">Guide</text:p>
          </text:list-item>
          <text:list-item>
            <text:p text:style-name="P2">Google maps</text:p>
          </text:list-item>
          <text:list-item>
            <text:p text:style-name="P2">Yelp</text:p>
          </text:list-item>
          <text:list-item>
            <text:p text:style-name="P2">Turen går til..</text:p>
          </text:list-item>
          <text:list-item>
            <text:p text:style-name="P2">Venner/familie som har været på stedet</text:p>
          </text:list-item>
          <text:list-item>
            <text:p text:style-name="P2">Rejsebureauer </text:p>
          </text:list-item>
          <text:list-item>
            <text:p text:style-name="P2">Bøger</text:p>
          </text:list-item>
          <text:list-item>
            <text:p text:style-name="P2">Lonely planet</text:p>
          </text:list-item>
          <text:list-item>
            <text:p text:style-name="P2">fdm-travel.dk</text:p>
          </text:list-item>
          <text:list-item>
            <text:p text:style-name="P2">booking.com</text:p>
          </text:list-item>
          <text:list-item>
            <text:p text:style-name="P2">hotels.com</text:p>
          </text:list-item>
          <text:list-item>
            <text:p text:style-name="P2">Momondo</text:p>
          </text:list-item>
          <text:list-item>
            <text:p text:style-name="P2">Ansrejser</text:p>
          </text:list-item>
          <text:list-item>
            <text:p text:style-name="P2">Expedia</text:p>
          </text:list-item>
          <text:list-item>
            <text:p text:style-name="P2">Hertz biludlejning</text:p>
          </text:list-item>
          <text:list-item>
            <text:p text:style-name="P2">Scout</text:p>
          </text:list-item>
          <text:list-item>
            <text:p text:style-name="P2">Lokale</text:p>
          </text:list-item>
          <text:list-item>
            <text:p text:style-name="P2">Kort</text:p>
          </text:list-item>
          <text:list-item>
            <text:p text:style-name="P2">Politikens de røde</text:p>
          </text:list-item>
          <text:list-item>
            <text:p text:style-name="P2">top 10 vigtigste ting at se</text:p>
          </text:list-item>
        </text:list>
      </text:section>
      <text:p text:style-name="Standard"/>
      <text:p text:style-name="Standard">Hvilke redskaber bruger du til at finde rundt når du er på storbyferie?</text:p>
      <text:p text:style-name="Standard">Vælg gerne flere</text:p>
      <text:p text:style-name="Standard"/>
      <table:table table:name="Tabel3" table:style-name="Tabel3">
        <table:table-column table:style-name="Tabel3.A"/>
        <table:table-column table:style-name="Tabel3.B"/>
        <table:table-row>
          <table:table-cell table:style-name="Tabel3.A1" office:value-type="string">
            <text:p text:style-name="Table_20_Contents">Svarvalg</text:p>
          </table:table-cell>
          <table:table-cell table:style-name="Tabel3.B1" office:value-type="string">
            <text:p text:style-name="Table_20_Contents">Besvarelser</text:p>
          </table:table-cell>
        </table:table-row>
        <table:table-row>
          <table:table-cell table:style-name="Tabel3.A2" office:value-type="string">
            <text:p text:style-name="Table_20_Contents">De lokale </text:p>
          </table:table-cell>
          <table:table-cell table:style-name="Tabel3.B2" office:value-type="string">
            <text:p text:style-name="Table_20_Contents">46.67% <text:s/>- <text:s/>28</text:p>
          </table:table-cell>
        </table:table-row>
        <table:table-row>
          <table:table-cell table:style-name="Tabel3.A2" office:value-type="string">
            <text:p text:style-name="Table_20_Contents">Diverse kort/brochure</text:p>
          </table:table-cell>
          <table:table-cell table:style-name="Tabel3.B2" office:value-type="string">
            <text:p text:style-name="Table_20_Contents">81.67% <text:s/>- <text:s/>49</text:p>
          </table:table-cell>
        </table:table-row>
        <table:table-row>
          <table:table-cell table:style-name="Tabel3.A2" office:value-type="string">
            <text:p text:style-name="Table_20_Contents">GPS/Elektronisk kort</text:p>
          </table:table-cell>
          <table:table-cell table:style-name="Tabel3.B2" office:value-type="string">
            <text:p text:style-name="Table_20_Contents">55.00% <text:s/>- <text:s/>33</text:p>
          </table:table-cell>
        </table:table-row>
        <table:table-row>
          <table:table-cell table:style-name="Tabel3.A2" office:value-type="string">
            <text:p text:style-name="Table_20_Contents">Taxa</text:p>
          </table:table-cell>
          <table:table-cell table:style-name="Tabel3.B2" office:value-type="string">
            <text:p text:style-name="Table_20_Contents">10.00% <text:s/>- <text:s text:c="2"/>6</text:p>
          </table:table-cell>
        </table:table-row>
        <table:table-row>
          <table:table-cell table:style-name="Tabel3.A2" office:value-type="string">
            <text:p text:style-name="Table_20_Contents">Guider</text:p>
          </table:table-cell>
          <table:table-cell table:style-name="Tabel3.B2" office:value-type="string">
            <text:p text:style-name="Table_20_Contents">18.33% <text:s/>- <text:s/>11</text:p>
          </table:table-cell>
        </table:table-row>
      </table:table>
      <text:p text:style-name="Standard"/>
      <text:p text:style-name="Standard">Har du nogensinde haft problemer med at finde vej på din storbyferie?</text:p>
      <text:p text:style-name="Standard"/>
      <table:table table:name="Tabel4" table:style-name="Tabel4">
        <table:table-column table:style-name="Tabel4.A"/>
        <table:table-column table:style-name="Tabel4.B"/>
        <table:table-row>
          <table:table-cell table:style-name="Tabel4.A1" office:value-type="string">
            <text:p text:style-name="Table_20_Contents">Svarvalg</text:p>
          </table:table-cell>
          <table:table-cell table:style-name="Tabel4.B1" office:value-type="string">
            <text:p text:style-name="Table_20_Contents">Besvarelser</text:p>
          </table:table-cell>
        </table:table-row>
        <table:table-row>
          <table:table-cell table:style-name="Tabel4.A2" office:value-type="string">
            <text:p text:style-name="Table_20_Contents">Ja</text:p>
          </table:table-cell>
          <table:table-cell table:style-name="Tabel4.B2" office:value-type="string">
            <text:p text:style-name="Table_20_Contents">68.33% <text:s/>- <text:s/>41</text:p>
          </table:table-cell>
        </table:table-row>
        <table:table-row>
          <table:table-cell table:style-name="Tabel4.A2" office:value-type="string">
            <text:p text:style-name="Table_20_Contents">Nej</text:p>
          </table:table-cell>
          <table:table-cell table:style-name="Tabel4.B2" office:value-type="string">
            <text:p text:style-name="Table_20_Contents">31.67% <text:s/>- <text:s/>19</text:p>
          </table:table-cell>
        </table:table-row>
      </table:table>
      <text:p text:style-name="Standard"/>
      <text:p text:style-name="Standard">Når du skal fra en aktivitet til en anden på din storbyferie, vil du helst tage den hurtigste rute eller en langsommere men mere interessant rute?</text:p>
      <text:p text:style-name="Standard"/>
      <table:table table:name="Tabel5" table:style-name="Tabel5">
        <table:table-column table:style-name="Tabel5.A"/>
        <table:table-column table:style-name="Tabel5.B"/>
        <table:table-row>
          <table:table-cell table:style-name="Tabel5.A1" office:value-type="string">
            <text:p text:style-name="Table_20_Contents">Svarvalg</text:p>
          </table:table-cell>
          <table:table-cell table:style-name="Tabel5.B1" office:value-type="string">
            <text:p text:style-name="Table_20_Contents">Besvarelser</text:p>
          </table:table-cell>
        </table:table-row>
        <table:table-row>
          <table:table-cell table:style-name="Tabel5.A2" office:value-type="string">
            <text:p text:style-name="Table_20_Contents">Den hurtigste rute</text:p>
          </table:table-cell>
          <table:table-cell table:style-name="Tabel5.B2" office:value-type="string">
            <text:p text:style-name="Table_20_Contents">20.00% <text:s/>- <text:s/>12</text:p>
          </table:table-cell>
        </table:table-row>
        <table:table-row>
          <table:table-cell table:style-name="Tabel5.A2" office:value-type="string">
            <text:p text:style-name="Table_20_Contents">Den interessante rute</text:p>
          </table:table-cell>
          <table:table-cell table:style-name="Tabel5.B2" office:value-type="string">
            <text:p text:style-name="Table_20_Contents">80.00% <text:s/>- <text:s/>48</text:p>
          </table:table-cell>
        </table:table-row>
      </table:table>
      <text:p text:style-name="Standard"><text:soft-page-break/></text:p>
      <text:p text:style-name="Standard">Et program/applikation, som hjælper mig med at finde den hurtigste og/eller mest interessante vej igennem byen, via mene valgte ”must see” destinationer, ville være noget jeg kunne bruge?</text:p>
      <table:table table:name="Tabel6" table:style-name="Tabel6">
        <table:table-column table:style-name="Tabel6.A" table:number-columns-repeated="4"/>
        <table:table-row>
          <table:table-cell table:style-name="Tabel6.A1" office:value-type="string">
            <text:p text:style-name="Table_20_Contents">Stærkt uenig</text:p>
          </table:table-cell>
          <table:table-cell table:style-name="Tabel6.A1" office:value-type="string">
            <text:p text:style-name="Table_20_Contents">Uenig</text:p>
          </table:table-cell>
          <table:table-cell table:style-name="Tabel6.A1" office:value-type="string">
            <text:p text:style-name="Table_20_Contents">Enig</text:p>
          </table:table-cell>
          <table:table-cell table:style-name="Tabel6.D1" office:value-type="string">
            <text:p text:style-name="Table_20_Contents">Meget enig</text:p>
          </table:table-cell>
        </table:table-row>
        <table:table-row>
          <table:table-cell table:style-name="Tabel6.A2" office:value-type="string">
            <text:p text:style-name="Table_20_Contents">1.67% <text:s/>- <text:s/>1</text:p>
          </table:table-cell>
          <table:table-cell table:style-name="Tabel6.A2" office:value-type="string">
            <text:p text:style-name="Table_20_Contents">6.67% <text:s/>- <text:s/>4</text:p>
          </table:table-cell>
          <table:table-cell table:style-name="Tabel6.A2" office:value-type="string">
            <text:p text:style-name="Table_20_Contents">45.00% <text:s/>- <text:s/>27</text:p>
          </table:table-cell>
          <table:table-cell table:style-name="Tabel6.D2" office:value-type="string">
            <text:p text:style-name="Table_20_Contents">46.67% <text:s/>- <text:s/>28</text:p>
          </table:table-cell>
        </table:table-row>
      </table:table>
      <text:p text:style-name="Standard"/>
      <text:p text:style-name="Standard"/>
      <text:p text:style-name="Standard">Resultatbehandling</text:p>
      <text:p text:style-name="Standard">Først og fremmest er det vigtigt at være opmærksom på at dette er en relativ lille responentgruppe, men det giver stadig nogle klare tendenser, som vi godt mener vi kan tillade os at konkludere på.</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 svg:font-family="OpenSymbol, 'Arial Unicode MS'"/>
    <style:font-face style:name="Arial1" svg:font-family="Arial" style:font-family-generic="swiss"/>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1" style:font-size-asian="24pt" style:font-weight-asian="bold" style:font-name-complex="Mangal2" style:font-size-complex="24pt"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4T19:46:16.13</meta:creation-date>
    <dc:date>2014-11-04T20:59:28.65</dc:date>
    <meta:editing-duration>PT11M39S</meta:editing-duration>
    <meta:editing-cycles>1</meta:editing-cycles>
    <meta:generator>OpenOffice/4.1.0$Win32 OpenOffice.org_project/410m18$Build-9764</meta:generator>
    <meta:document-statistic meta:table-count="6" meta:image-count="0" meta:object-count="0" meta:page-count="3" meta:paragraph-count="107" meta:word-count="649" meta:character-count="3796"/>
  </office:meta>
</office:document-meta>
</file>